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truction mein bi reorderBuffer entry honi chahiye kya?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SQ ko ported ni banay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U ko event se handle ni kar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DB offcourse ported</text:p>
          </table:table-cell>
        </table:table-row>
        <table:table-row table:style-name="ro1" table:number-rows-repeated="50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16:37:12.287101847</dc:date>
    <meta:editing-duration>P1DT1H19M49S</meta:editing-duration>
    <meta:editing-cycles>57</meta:editing-cycles>
    <meta:document-statistic meta:table-count="2" meta:cell-count="76" meta:object-count="0"/>
  </office:meta>
</office:document-meta>
</file>